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1" svg:font-family="'Liberation Serif'" style:font-pitch="variable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60e10" officeooo:paragraph-rsid="0007d590"/>
    </style:style>
    <style:style style:name="P2" style:family="paragraph" style:parent-style-name="Standard">
      <style:text-properties fo:language="es" fo:country="ES" officeooo:rsid="00059590" officeooo:paragraph-rsid="00060e10"/>
    </style:style>
    <style:style style:name="P3" style:family="paragraph" style:parent-style-name="Standard">
      <style:text-properties fo:language="es" fo:country="ES" officeooo:rsid="00059590" officeooo:paragraph-rsid="00059590"/>
    </style:style>
    <style:style style:name="P4" style:family="paragraph" style:parent-style-name="Standard">
      <style:text-properties style:font-name="Segoe Print" fo:language="es" fo:country="ES" officeooo:rsid="00060e10" officeooo:paragraph-rsid="00060e10"/>
    </style:style>
    <style:style style:name="P5" style:family="paragraph" style:parent-style-name="Standard">
      <style:text-properties style:font-name="Segoe Print" fo:language="es" fo:country="ES" officeooo:rsid="00060e10" officeooo:paragraph-rsid="0007d590"/>
    </style:style>
    <style:style style:name="P6" style:family="paragraph" style:parent-style-name="Standard">
      <style:text-properties style:font-name="Segoe Print" fo:language="es" fo:country="ES" officeooo:rsid="00059590" officeooo:paragraph-rsid="00059590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6.006cm"/>
        </style:tab-stops>
      </style:paragraph-properties>
      <style:text-properties style:font-name="Segoe Print" fo:font-size="14pt" fo:language="es" fo:country="ES" fo:font-weight="bold" officeooo:rsid="00059590" officeooo:paragraph-rsid="00059590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049cm" fo:margin-bottom="0.3cm" style:contextual-spacing="false" fo:line-height="100%"/>
      <style:text-properties style:font-name="Segoe Print" fo:language="es" fo:country="ES" officeooo:rsid="00060e10" officeooo:paragraph-rsid="00060e10"/>
    </style:style>
    <style:style style:name="P9" style:family="paragraph">
      <style:paragraph-properties fo:text-align="end" style:writing-mode="lr-tb"/>
      <style:text-properties style:font-name="Segoe Print"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/>
      <style:paragraph-properties fo:text-align="end" style:writing-mode="lr-tb"/>
      <style:text-properties style:font-name="Segoe Print"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/>
    </style:style>
    <style:style style:name="T1" style:family="text">
      <style:text-properties officeooo:rsid="0007d590"/>
    </style:style>
    <style:style style:name="T2" style:family="text">
      <style:text-properties officeooo:rsid="000aafaf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Segoe Print"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none" draw:fill="none" draw:textarea-horizontal-align="justify" draw:textarea-vertical-align="middle" draw:auto-grow-height="false" fo:min-height="0.688cm" fo:min-width="5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svg:stroke-width="0.03cm" svg:stroke-color="#000000" draw:marker-start-width="0.39cm" draw:marker-end-width="0.39cm" draw:fill="none" draw:textarea-horizontal-align="justify" draw:textarea-vertical-align="middle" draw:auto-grow-height="false" fo:min-height="0.711cm" fo:min-width="0.711cm" fo:padding-top="0.014cm" fo:padding-bottom="0.014cm" fo:padding-left="0.014cm" fo:padding-right="0.014cm" style:run-through="foreground"/>
    </style:style>
    <style:style style:name="gr5" style:family="graphic">
      <style:graphic-properties svg:stroke-width="0.03cm" svg:stroke-color="#000000" draw:marker-start-width="0.39cm" draw:marker-end-width="0.39cm" draw:fill="none" draw:textarea-horizontal-align="justify" draw:textarea-vertical-align="middle" draw:auto-grow-height="false" fo:min-height="0.711cm" fo:min-width="0.713cm" fo:padding-top="0.014cm" fo:padding-bottom="0.014cm" fo:padding-left="0.014cm" fo:padding-right="0.014cm" style:run-through="foreground"/>
    </style:style>
    <style:style style:name="gr6" style:family="graphic">
      <style:graphic-properties svg:stroke-width="0.03cm" svg:stroke-color="#000000" draw:marker-start-width="0.39cm" draw:marker-end-width="0.39cm" draw:fill="none" draw:textarea-horizontal-align="justify" draw:textarea-vertical-align="middle" draw:auto-grow-height="false" fo:min-height="0.711cm" fo:min-width="0.709cm" fo:padding-top="0.014cm" fo:padding-bottom="0.014cm" fo:padding-left="0.014cm" fo:padding-right="0.014cm" style:run-through="foreground"/>
    </style:style>
    <style:style style:name="gr7" style:family="graphic">
      <style:graphic-properties svg:stroke-width="0.03cm" svg:stroke-color="#000000" draw:marker-start-width="0.39cm" draw:marker-end-width="0.39cm" draw:fill="none" draw:textarea-horizontal-align="justify" draw:textarea-vertical-align="middle" draw:auto-grow-height="false" fo:min-height="0.713cm" fo:min-width="0.711cm" fo:padding-top="0.014cm" fo:padding-bottom="0.014cm" fo:padding-left="0.014cm" fo:padding-right="0.014cm" style:run-through="foreground"/>
    </style:style>
    <style:style style:name="gr8" style:family="graphic">
      <style:graphic-properties svg:stroke-width="0.03cm" svg:stroke-color="#000000" draw:marker-start-width="0.39cm" draw:marker-end-width="0.39cm" draw:fill="none" draw:textarea-horizontal-align="justify" draw:textarea-vertical-align="middle" draw:auto-grow-height="false" fo:min-height="0.713cm" fo:min-width="0.713cm" fo:padding-top="0.014cm" fo:padding-bottom="0.014cm" fo:padding-left="0.014cm" fo:padding-right="0.014cm" style:run-through="foreground"/>
    </style:style>
    <style:style style:name="gr9" style:family="graphic">
      <style:graphic-properties svg:stroke-width="0.03cm" svg:stroke-color="#000000" draw:marker-start-width="0.39cm" draw:marker-end-width="0.39cm" draw:fill="none" draw:textarea-horizontal-align="justify" draw:textarea-vertical-align="middle" draw:auto-grow-height="false" fo:min-height="0.713cm" fo:min-width="0.709cm" fo:padding-top="0.014cm" fo:padding-bottom="0.014cm" fo:padding-left="0.014cm" fo:padding-right="0.014cm" style:run-through="foreground"/>
    </style:style>
    <style:style style:name="gr10" style:family="graphic">
      <style:graphic-properties svg:stroke-width="0.03cm" svg:stroke-color="#000000" draw:marker-start-width="0.39cm" draw:marker-end-width="0.39cm" draw:fill="none" draw:textarea-horizontal-align="justify" draw:textarea-vertical-align="middle" draw:auto-grow-height="false" fo:min-height="0.709cm" fo:min-width="0.711cm" fo:padding-top="0.014cm" fo:padding-bottom="0.014cm" fo:padding-left="0.014cm" fo:padding-right="0.014cm" style:run-through="foreground"/>
    </style:style>
    <style:style style:name="gr11" style:family="graphic">
      <style:graphic-properties svg:stroke-width="0.03cm" svg:stroke-color="#000000" draw:marker-start-width="0.39cm" draw:marker-end-width="0.39cm" draw:fill="none" draw:textarea-horizontal-align="justify" draw:textarea-vertical-align="middle" draw:auto-grow-height="false" fo:min-height="0.709cm" fo:min-width="0.713cm" fo:padding-top="0.014cm" fo:padding-bottom="0.014cm" fo:padding-left="0.014cm" fo:padding-right="0.014cm" style:run-through="foreground"/>
    </style:style>
    <style:style style:name="gr12" style:family="graphic">
      <style:graphic-properties svg:stroke-width="0.03cm" svg:stroke-color="#000000" draw:marker-start-width="0.39cm" draw:marker-end-width="0.39cm" draw:fill="none" draw:textarea-horizontal-align="justify" draw:textarea-vertical-align="middle" draw:auto-grow-height="false" fo:min-height="0.709cm" fo:min-width="0.709cm" fo:padding-top="0.014cm" fo:padding-bottom="0.014cm" fo:padding-left="0.014cm" fo:padding-right="0.014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" draw:z-index="0" draw:name="DrawObject1_5" draw:style-name="gr2">
        <draw:g draw:name="DrawObject1_0" draw:style-name="gr3">
          <draw:g draw:name="DrawObject1_1" draw:style-name="gr3">
            <draw:g draw:name="DrawObject1_2" draw:style-name="gr3">
              <draw:custom-shape draw:name="Forma1_0" draw:style-name="gr4" draw:text-style-name="P11" svg:width="0.75cm" svg:height="0.75cm" svg:x="4.057cm" svg:y="16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" draw:style-name="gr5" draw:text-style-name="P11" svg:width="0.752cm" svg:height="0.75cm" svg:x="4.807cm" svg:y="16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2" draw:style-name="gr6" draw:text-style-name="P11" svg:width="0.749cm" svg:height="0.75cm" svg:x="5.558cm" svg:y="16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7" draw:style-name="gr5" draw:text-style-name="P11" svg:width="0.752cm" svg:height="0.75cm" svg:x="6.306cm" svg:y="16.302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3" draw:style-name="gr3">
              <draw:custom-shape draw:name="Forma1_8" draw:style-name="gr5" draw:text-style-name="P11" svg:width="0.752cm" svg:height="0.75cm" svg:x="7.057cm" svg:y="16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9" draw:style-name="gr4" draw:text-style-name="P11" svg:width="0.75cm" svg:height="0.75cm" svg:x="7.809cm" svg:y="16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0" draw:style-name="gr6" draw:text-style-name="P11" svg:width="0.749cm" svg:height="0.75cm" svg:x="8.558cm" svg:y="16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1" draw:style-name="gr5" draw:text-style-name="P11" svg:width="0.752cm" svg:height="0.75cm" svg:x="9.306cm" svg:y="16.302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4" draw:style-name="gr3">
              <draw:custom-shape draw:name="Forma1_12" draw:style-name="gr4" draw:text-style-name="P11" svg:width="0.75cm" svg:height="0.75cm" svg:x="10.058cm" svg:y="16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3" draw:style-name="gr6" draw:text-style-name="P11" svg:width="0.749cm" svg:height="0.75cm" svg:x="10.807cm" svg:y="16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4" draw:style-name="gr4" draw:text-style-name="P11" svg:width="0.75cm" svg:height="0.75cm" svg:x="11.555cm" svg:y="16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5" draw:style-name="gr5" draw:text-style-name="P11" svg:width="0.752cm" svg:height="0.75cm" svg:x="12.305cm" svg:y="16.302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8" draw:style-name="gr3">
              <draw:custom-shape draw:name="Forma1_16" draw:style-name="gr5" draw:text-style-name="P11" svg:width="0.752cm" svg:height="0.75cm" svg:x="13.056cm" svg:y="16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7" draw:style-name="gr6" draw:text-style-name="P11" svg:width="0.749cm" svg:height="0.75cm" svg:x="13.808cm" svg:y="16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8" draw:style-name="gr5" draw:text-style-name="P11" svg:width="0.752cm" svg:height="0.75cm" svg:x="14.556cm" svg:y="16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31" draw:style-name="gr4" draw:text-style-name="P11" svg:width="0.75cm" svg:height="0.75cm" svg:x="15.307cm" svg:y="16.302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 draw:name="DrawObject1_9" draw:style-name="gr3">
            <draw:g draw:name="DrawObject1_10" draw:style-name="gr3">
              <draw:custom-shape draw:name="Forma1_32" draw:style-name="gr7" draw:text-style-name="P11" svg:width="0.75cm" svg:height="0.752cm" svg:x="4.057cm" svg:y="17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33" draw:style-name="gr8" draw:text-style-name="P11" svg:width="0.752cm" svg:height="0.752cm" svg:x="4.807cm" svg:y="17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34" draw:style-name="gr9" draw:text-style-name="P11" svg:width="0.749cm" svg:height="0.752cm" svg:x="5.558cm" svg:y="17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35" draw:style-name="gr8" draw:text-style-name="P11" svg:width="0.752cm" svg:height="0.752cm" svg:x="6.306cm" svg:y="17.052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11" draw:style-name="gr3">
              <draw:custom-shape draw:name="Forma1_36" draw:style-name="gr8" draw:text-style-name="P11" svg:width="0.752cm" svg:height="0.752cm" svg:x="7.057cm" svg:y="17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37" draw:style-name="gr7" draw:text-style-name="P11" svg:width="0.75cm" svg:height="0.752cm" svg:x="7.809cm" svg:y="17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38" draw:style-name="gr9" draw:text-style-name="P11" svg:width="0.749cm" svg:height="0.752cm" svg:x="8.558cm" svg:y="17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39" draw:style-name="gr8" draw:text-style-name="P11" svg:width="0.752cm" svg:height="0.752cm" svg:x="9.306cm" svg:y="17.052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12" draw:style-name="gr3">
              <draw:custom-shape draw:name="Forma1_40" draw:style-name="gr7" draw:text-style-name="P11" svg:width="0.75cm" svg:height="0.752cm" svg:x="10.058cm" svg:y="17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41" draw:style-name="gr9" draw:text-style-name="P11" svg:width="0.749cm" svg:height="0.752cm" svg:x="10.807cm" svg:y="17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42" draw:style-name="gr7" draw:text-style-name="P11" svg:width="0.75cm" svg:height="0.752cm" svg:x="11.555cm" svg:y="17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43" draw:style-name="gr8" draw:text-style-name="P11" svg:width="0.752cm" svg:height="0.752cm" svg:x="12.305cm" svg:y="17.052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13" draw:style-name="gr3">
              <draw:custom-shape draw:name="Forma1_44" draw:style-name="gr8" draw:text-style-name="P11" svg:width="0.752cm" svg:height="0.752cm" svg:x="13.056cm" svg:y="17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45" draw:style-name="gr9" draw:text-style-name="P11" svg:width="0.749cm" svg:height="0.752cm" svg:x="13.808cm" svg:y="17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46" draw:style-name="gr8" draw:text-style-name="P11" svg:width="0.752cm" svg:height="0.752cm" svg:x="14.556cm" svg:y="17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47" draw:style-name="gr7" draw:text-style-name="P11" svg:width="0.75cm" svg:height="0.752cm" svg:x="15.307cm" svg:y="17.052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 draw:name="DrawObject1_14" draw:style-name="gr3">
            <draw:g draw:name="DrawObject1_15" draw:style-name="gr3">
              <draw:custom-shape draw:name="Forma1_48" draw:style-name="gr10" draw:text-style-name="P11" svg:width="0.75cm" svg:height="0.749cm" svg:x="4.057cm" svg:y="17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49" draw:style-name="gr11" draw:text-style-name="P11" svg:width="0.752cm" svg:height="0.749cm" svg:x="4.807cm" svg:y="17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50" draw:style-name="gr12" draw:text-style-name="P11" svg:width="0.749cm" svg:height="0.749cm" svg:x="5.558cm" svg:y="17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51" draw:style-name="gr11" draw:text-style-name="P11" svg:width="0.752cm" svg:height="0.749cm" svg:x="6.306cm" svg:y="17.803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16" draw:style-name="gr3">
              <draw:custom-shape draw:name="Forma1_52" draw:style-name="gr11" draw:text-style-name="P11" svg:width="0.752cm" svg:height="0.749cm" svg:x="7.057cm" svg:y="17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53" draw:style-name="gr10" draw:text-style-name="P11" svg:width="0.75cm" svg:height="0.749cm" svg:x="7.809cm" svg:y="17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54" draw:style-name="gr12" draw:text-style-name="P11" svg:width="0.749cm" svg:height="0.749cm" svg:x="8.558cm" svg:y="17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55" draw:style-name="gr11" draw:text-style-name="P11" svg:width="0.752cm" svg:height="0.749cm" svg:x="9.306cm" svg:y="17.803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17" draw:style-name="gr3">
              <draw:custom-shape draw:name="Forma1_56" draw:style-name="gr10" draw:text-style-name="P11" svg:width="0.75cm" svg:height="0.749cm" svg:x="10.058cm" svg:y="17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57" draw:style-name="gr12" draw:text-style-name="P11" svg:width="0.749cm" svg:height="0.749cm" svg:x="10.807cm" svg:y="17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58" draw:style-name="gr10" draw:text-style-name="P11" svg:width="0.75cm" svg:height="0.749cm" svg:x="11.555cm" svg:y="17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59" draw:style-name="gr11" draw:text-style-name="P11" svg:width="0.752cm" svg:height="0.749cm" svg:x="12.305cm" svg:y="17.803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18" draw:style-name="gr3">
              <draw:custom-shape draw:name="Forma1_60" draw:style-name="gr11" draw:text-style-name="P11" svg:width="0.752cm" svg:height="0.749cm" svg:x="13.056cm" svg:y="17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61" draw:style-name="gr12" draw:text-style-name="P11" svg:width="0.749cm" svg:height="0.749cm" svg:x="13.808cm" svg:y="17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62" draw:style-name="gr11" draw:text-style-name="P11" svg:width="0.752cm" svg:height="0.749cm" svg:x="14.556cm" svg:y="17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63" draw:style-name="gr10" draw:text-style-name="P11" svg:width="0.75cm" svg:height="0.749cm" svg:x="15.307cm" svg:y="17.80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 draw:name="DrawObject1_19" draw:style-name="gr3">
            <draw:g draw:name="DrawObject1_20" draw:style-name="gr3">
              <draw:custom-shape draw:name="Forma1_64" draw:style-name="gr7" draw:text-style-name="P11" svg:width="0.75cm" svg:height="0.752cm" svg:x="4.057cm" svg:y="18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65" draw:style-name="gr8" draw:text-style-name="P11" svg:width="0.752cm" svg:height="0.752cm" svg:x="4.807cm" svg:y="18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66" draw:style-name="gr9" draw:text-style-name="P11" svg:width="0.749cm" svg:height="0.752cm" svg:x="5.558cm" svg:y="18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67" draw:style-name="gr8" draw:text-style-name="P11" svg:width="0.752cm" svg:height="0.752cm" svg:x="6.306cm" svg:y="18.551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21" draw:style-name="gr3">
              <draw:custom-shape draw:name="Forma1_68" draw:style-name="gr8" draw:text-style-name="P11" svg:width="0.752cm" svg:height="0.752cm" svg:x="7.057cm" svg:y="18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69" draw:style-name="gr7" draw:text-style-name="P11" svg:width="0.75cm" svg:height="0.752cm" svg:x="7.809cm" svg:y="18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70" draw:style-name="gr9" draw:text-style-name="P11" svg:width="0.749cm" svg:height="0.752cm" svg:x="8.558cm" svg:y="18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71" draw:style-name="gr8" draw:text-style-name="P11" svg:width="0.752cm" svg:height="0.752cm" svg:x="9.306cm" svg:y="18.551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39" draw:style-name="gr3">
              <draw:custom-shape draw:name="Forma1_72" draw:style-name="gr7" draw:text-style-name="P11" svg:width="0.75cm" svg:height="0.752cm" svg:x="10.058cm" svg:y="18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73" draw:style-name="gr9" draw:text-style-name="P11" svg:width="0.749cm" svg:height="0.752cm" svg:x="10.807cm" svg:y="18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74" draw:style-name="gr7" draw:text-style-name="P11" svg:width="0.75cm" svg:height="0.752cm" svg:x="11.555cm" svg:y="18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75" draw:style-name="gr8" draw:text-style-name="P11" svg:width="0.752cm" svg:height="0.752cm" svg:x="12.305cm" svg:y="18.551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40" draw:style-name="gr3">
              <draw:custom-shape draw:name="Forma1_76" draw:style-name="gr8" draw:text-style-name="P11" svg:width="0.752cm" svg:height="0.752cm" svg:x="13.056cm" svg:y="18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77" draw:style-name="gr9" draw:text-style-name="P11" svg:width="0.749cm" svg:height="0.752cm" svg:x="13.808cm" svg:y="18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78" draw:style-name="gr8" draw:text-style-name="P11" svg:width="0.752cm" svg:height="0.752cm" svg:x="14.556cm" svg:y="18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127" draw:style-name="gr7" draw:text-style-name="P11" svg:width="0.75cm" svg:height="0.752cm" svg:x="15.307cm" svg:y="18.551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 draw:name="DrawObject1_41" draw:style-name="gr3">
          <draw:g draw:name="DrawObject1_42" draw:style-name="gr3">
            <draw:g draw:name="DrawObject1_43" draw:style-name="gr3">
              <draw:custom-shape draw:name="Forma1_128" draw:style-name="gr7" draw:text-style-name="P11" svg:width="0.75cm" svg:height="0.752cm" svg:x="4.057cm" svg:y="19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29" draw:style-name="gr8" draw:text-style-name="P11" svg:width="0.752cm" svg:height="0.752cm" svg:x="4.807cm" svg:y="19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30" draw:style-name="gr9" draw:text-style-name="P11" svg:width="0.749cm" svg:height="0.752cm" svg:x="5.558cm" svg:y="19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31" draw:style-name="gr8" draw:text-style-name="P11" svg:width="0.752cm" svg:height="0.752cm" svg:x="6.306cm" svg:y="19.302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44" draw:style-name="gr3">
              <draw:custom-shape draw:name="Forma1_132" draw:style-name="gr8" draw:text-style-name="P11" svg:width="0.752cm" svg:height="0.752cm" svg:x="7.057cm" svg:y="19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33" draw:style-name="gr7" draw:text-style-name="P11" svg:width="0.75cm" svg:height="0.752cm" svg:x="7.809cm" svg:y="19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34" draw:style-name="gr9" draw:text-style-name="P11" svg:width="0.749cm" svg:height="0.752cm" svg:x="8.558cm" svg:y="19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35" draw:style-name="gr8" draw:text-style-name="P11" svg:width="0.752cm" svg:height="0.752cm" svg:x="9.306cm" svg:y="19.302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45" draw:style-name="gr3">
              <draw:custom-shape draw:name="Forma1_136" draw:style-name="gr7" draw:text-style-name="P11" svg:width="0.75cm" svg:height="0.752cm" svg:x="10.058cm" svg:y="19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37" draw:style-name="gr9" draw:text-style-name="P11" svg:width="0.749cm" svg:height="0.752cm" svg:x="10.807cm" svg:y="19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38" draw:style-name="gr7" draw:text-style-name="P11" svg:width="0.75cm" svg:height="0.752cm" svg:x="11.555cm" svg:y="19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39" draw:style-name="gr8" draw:text-style-name="P11" svg:width="0.752cm" svg:height="0.752cm" svg:x="12.305cm" svg:y="19.302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46" draw:style-name="gr3">
              <draw:custom-shape draw:name="Forma1_140" draw:style-name="gr8" draw:text-style-name="P11" svg:width="0.752cm" svg:height="0.752cm" svg:x="13.056cm" svg:y="19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41" draw:style-name="gr9" draw:text-style-name="P11" svg:width="0.749cm" svg:height="0.752cm" svg:x="13.808cm" svg:y="19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42" draw:style-name="gr8" draw:text-style-name="P11" svg:width="0.752cm" svg:height="0.752cm" svg:x="14.556cm" svg:y="19.302cm">
                <text:p/>
                <draw:enhanced-geometry svg:viewBox="0 0 21600 21600" draw:type="rectangle" draw:enhanced-path="M 0 0 L 21600 0 21600 21600 0 21600 0 0 Z N"/>
              </draw:custom-shape>
              <draw:custom-shape draw:name="Forma1_143" draw:style-name="gr7" draw:text-style-name="P11" svg:width="0.75cm" svg:height="0.752cm" svg:x="15.307cm" svg:y="19.302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 draw:name="DrawObject1_47" draw:style-name="gr3">
            <draw:g draw:name="DrawObject1_48" draw:style-name="gr3">
              <draw:custom-shape draw:name="Forma1_144" draw:style-name="gr4" draw:text-style-name="P11" svg:width="0.75cm" svg:height="0.75cm" svg:x="4.057cm" svg:y="20.054cm">
                <text:p/>
                <draw:enhanced-geometry svg:viewBox="0 0 21600 21600" draw:type="rectangle" draw:enhanced-path="M 0 0 L 21600 0 21600 21600 0 21600 0 0 Z N"/>
              </draw:custom-shape>
              <draw:custom-shape draw:name="Forma1_145" draw:style-name="gr5" draw:text-style-name="P11" svg:width="0.752cm" svg:height="0.75cm" svg:x="4.807cm" svg:y="20.054cm">
                <text:p/>
                <draw:enhanced-geometry svg:viewBox="0 0 21600 21600" draw:type="rectangle" draw:enhanced-path="M 0 0 L 21600 0 21600 21600 0 21600 0 0 Z N"/>
              </draw:custom-shape>
              <draw:custom-shape draw:name="Forma1_146" draw:style-name="gr6" draw:text-style-name="P11" svg:width="0.749cm" svg:height="0.75cm" svg:x="5.558cm" svg:y="20.054cm">
                <text:p/>
                <draw:enhanced-geometry svg:viewBox="0 0 21600 21600" draw:type="rectangle" draw:enhanced-path="M 0 0 L 21600 0 21600 21600 0 21600 0 0 Z N"/>
              </draw:custom-shape>
              <draw:custom-shape draw:name="Forma1_147" draw:style-name="gr5" draw:text-style-name="P11" svg:width="0.752cm" svg:height="0.75cm" svg:x="6.306cm" svg:y="20.054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49" draw:style-name="gr3">
              <draw:custom-shape draw:name="Forma1_148" draw:style-name="gr5" draw:text-style-name="P11" svg:width="0.752cm" svg:height="0.75cm" svg:x="7.057cm" svg:y="20.054cm">
                <text:p/>
                <draw:enhanced-geometry svg:viewBox="0 0 21600 21600" draw:type="rectangle" draw:enhanced-path="M 0 0 L 21600 0 21600 21600 0 21600 0 0 Z N"/>
              </draw:custom-shape>
              <draw:custom-shape draw:name="Forma1_149" draw:style-name="gr4" draw:text-style-name="P11" svg:width="0.75cm" svg:height="0.75cm" svg:x="7.809cm" svg:y="20.054cm">
                <text:p/>
                <draw:enhanced-geometry svg:viewBox="0 0 21600 21600" draw:type="rectangle" draw:enhanced-path="M 0 0 L 21600 0 21600 21600 0 21600 0 0 Z N"/>
              </draw:custom-shape>
              <draw:custom-shape draw:name="Forma1_150" draw:style-name="gr6" draw:text-style-name="P11" svg:width="0.749cm" svg:height="0.75cm" svg:x="8.558cm" svg:y="20.054cm">
                <text:p/>
                <draw:enhanced-geometry svg:viewBox="0 0 21600 21600" draw:type="rectangle" draw:enhanced-path="M 0 0 L 21600 0 21600 21600 0 21600 0 0 Z N"/>
              </draw:custom-shape>
              <draw:custom-shape draw:name="Forma1_151" draw:style-name="gr5" draw:text-style-name="P11" svg:width="0.752cm" svg:height="0.75cm" svg:x="9.306cm" svg:y="20.054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50" draw:style-name="gr3">
              <draw:custom-shape draw:name="Forma1_152" draw:style-name="gr4" draw:text-style-name="P11" svg:width="0.75cm" svg:height="0.75cm" svg:x="10.058cm" svg:y="20.054cm">
                <text:p/>
                <draw:enhanced-geometry svg:viewBox="0 0 21600 21600" draw:type="rectangle" draw:enhanced-path="M 0 0 L 21600 0 21600 21600 0 21600 0 0 Z N"/>
              </draw:custom-shape>
              <draw:custom-shape draw:name="Forma1_153" draw:style-name="gr6" draw:text-style-name="P11" svg:width="0.749cm" svg:height="0.75cm" svg:x="10.807cm" svg:y="20.054cm">
                <text:p/>
                <draw:enhanced-geometry svg:viewBox="0 0 21600 21600" draw:type="rectangle" draw:enhanced-path="M 0 0 L 21600 0 21600 21600 0 21600 0 0 Z N"/>
              </draw:custom-shape>
              <draw:custom-shape draw:name="Forma1_154" draw:style-name="gr4" draw:text-style-name="P11" svg:width="0.75cm" svg:height="0.75cm" svg:x="11.555cm" svg:y="20.054cm">
                <text:p/>
                <draw:enhanced-geometry svg:viewBox="0 0 21600 21600" draw:type="rectangle" draw:enhanced-path="M 0 0 L 21600 0 21600 21600 0 21600 0 0 Z N"/>
              </draw:custom-shape>
              <draw:custom-shape draw:name="Forma1_155" draw:style-name="gr5" draw:text-style-name="P11" svg:width="0.752cm" svg:height="0.75cm" svg:x="12.305cm" svg:y="20.054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51" draw:style-name="gr3">
              <draw:custom-shape draw:name="Forma1_156" draw:style-name="gr5" draw:text-style-name="P11" svg:width="0.752cm" svg:height="0.75cm" svg:x="13.056cm" svg:y="20.054cm">
                <text:p/>
                <draw:enhanced-geometry svg:viewBox="0 0 21600 21600" draw:type="rectangle" draw:enhanced-path="M 0 0 L 21600 0 21600 21600 0 21600 0 0 Z N"/>
              </draw:custom-shape>
              <draw:custom-shape draw:name="Forma1_157" draw:style-name="gr6" draw:text-style-name="P11" svg:width="0.749cm" svg:height="0.75cm" svg:x="13.808cm" svg:y="20.054cm">
                <text:p/>
                <draw:enhanced-geometry svg:viewBox="0 0 21600 21600" draw:type="rectangle" draw:enhanced-path="M 0 0 L 21600 0 21600 21600 0 21600 0 0 Z N"/>
              </draw:custom-shape>
              <draw:custom-shape draw:name="Forma1_158" draw:style-name="gr5" draw:text-style-name="P11" svg:width="0.752cm" svg:height="0.75cm" svg:x="14.556cm" svg:y="20.054cm">
                <text:p/>
                <draw:enhanced-geometry svg:viewBox="0 0 21600 21600" draw:type="rectangle" draw:enhanced-path="M 0 0 L 21600 0 21600 21600 0 21600 0 0 Z N"/>
              </draw:custom-shape>
              <draw:custom-shape draw:name="Forma1_159" draw:style-name="gr4" draw:text-style-name="P11" svg:width="0.75cm" svg:height="0.75cm" svg:x="15.307cm" svg:y="20.05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 draw:name="DrawObject1_52" draw:style-name="gr3">
            <draw:g draw:name="DrawObject1_53" draw:style-name="gr3">
              <draw:custom-shape draw:name="Forma1_160" draw:style-name="gr10" draw:text-style-name="P11" svg:width="0.75cm" svg:height="0.749cm" svg:x="4.057cm" svg:y="20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161" draw:style-name="gr11" draw:text-style-name="P11" svg:width="0.752cm" svg:height="0.749cm" svg:x="4.807cm" svg:y="20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162" draw:style-name="gr12" draw:text-style-name="P11" svg:width="0.749cm" svg:height="0.749cm" svg:x="5.558cm" svg:y="20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163" draw:style-name="gr11" draw:text-style-name="P11" svg:width="0.752cm" svg:height="0.749cm" svg:x="6.306cm" svg:y="20.803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54" draw:style-name="gr3">
              <draw:custom-shape draw:name="Forma1_164" draw:style-name="gr11" draw:text-style-name="P11" svg:width="0.752cm" svg:height="0.749cm" svg:x="7.057cm" svg:y="20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165" draw:style-name="gr10" draw:text-style-name="P11" svg:width="0.75cm" svg:height="0.749cm" svg:x="7.809cm" svg:y="20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166" draw:style-name="gr12" draw:text-style-name="P11" svg:width="0.749cm" svg:height="0.749cm" svg:x="8.558cm" svg:y="20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167" draw:style-name="gr11" draw:text-style-name="P11" svg:width="0.752cm" svg:height="0.749cm" svg:x="9.306cm" svg:y="20.803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55" draw:style-name="gr3">
              <draw:custom-shape draw:name="Forma1_168" draw:style-name="gr10" draw:text-style-name="P11" svg:width="0.75cm" svg:height="0.749cm" svg:x="10.058cm" svg:y="20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169" draw:style-name="gr12" draw:text-style-name="P11" svg:width="0.749cm" svg:height="0.749cm" svg:x="10.807cm" svg:y="20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170" draw:style-name="gr10" draw:text-style-name="P11" svg:width="0.75cm" svg:height="0.749cm" svg:x="11.555cm" svg:y="20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171" draw:style-name="gr11" draw:text-style-name="P11" svg:width="0.752cm" svg:height="0.749cm" svg:x="12.305cm" svg:y="20.803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56" draw:style-name="gr3">
              <draw:custom-shape draw:name="Forma1_172" draw:style-name="gr11" draw:text-style-name="P11" svg:width="0.752cm" svg:height="0.749cm" svg:x="13.056cm" svg:y="20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173" draw:style-name="gr12" draw:text-style-name="P11" svg:width="0.749cm" svg:height="0.749cm" svg:x="13.808cm" svg:y="20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174" draw:style-name="gr11" draw:text-style-name="P11" svg:width="0.752cm" svg:height="0.749cm" svg:x="14.556cm" svg:y="20.803cm">
                <text:p/>
                <draw:enhanced-geometry svg:viewBox="0 0 21600 21600" draw:type="rectangle" draw:enhanced-path="M 0 0 L 21600 0 21600 21600 0 21600 0 0 Z N"/>
              </draw:custom-shape>
              <draw:custom-shape draw:name="Forma1_175" draw:style-name="gr10" draw:text-style-name="P11" svg:width="0.75cm" svg:height="0.749cm" svg:x="15.307cm" svg:y="20.80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 draw:name="DrawObject1_57" draw:style-name="gr3">
            <draw:g draw:name="DrawObject1_58" draw:style-name="gr3">
              <draw:custom-shape draw:name="Forma1_176" draw:style-name="gr7" draw:text-style-name="P11" svg:width="0.75cm" svg:height="0.752cm" svg:x="4.057cm" svg:y="21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177" draw:style-name="gr8" draw:text-style-name="P11" svg:width="0.752cm" svg:height="0.752cm" svg:x="4.807cm" svg:y="21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178" draw:style-name="gr9" draw:text-style-name="P11" svg:width="0.749cm" svg:height="0.752cm" svg:x="5.558cm" svg:y="21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179" draw:style-name="gr8" draw:text-style-name="P11" svg:width="0.752cm" svg:height="0.752cm" svg:x="6.306cm" svg:y="21.551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59" draw:style-name="gr3">
              <draw:custom-shape draw:name="Forma1_180" draw:style-name="gr8" draw:text-style-name="P11" svg:width="0.752cm" svg:height="0.752cm" svg:x="7.057cm" svg:y="21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181" draw:style-name="gr7" draw:text-style-name="P11" svg:width="0.75cm" svg:height="0.752cm" svg:x="7.809cm" svg:y="21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182" draw:style-name="gr9" draw:text-style-name="P11" svg:width="0.749cm" svg:height="0.752cm" svg:x="8.558cm" svg:y="21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183" draw:style-name="gr8" draw:text-style-name="P11" svg:width="0.752cm" svg:height="0.752cm" svg:x="9.306cm" svg:y="21.551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60" draw:style-name="gr3">
              <draw:custom-shape draw:name="Forma1_184" draw:style-name="gr7" draw:text-style-name="P11" svg:width="0.75cm" svg:height="0.752cm" svg:x="10.058cm" svg:y="21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185" draw:style-name="gr9" draw:text-style-name="P11" svg:width="0.749cm" svg:height="0.752cm" svg:x="10.807cm" svg:y="21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186" draw:style-name="gr7" draw:text-style-name="P11" svg:width="0.75cm" svg:height="0.752cm" svg:x="11.555cm" svg:y="21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187" draw:style-name="gr8" draw:text-style-name="P11" svg:width="0.752cm" svg:height="0.752cm" svg:x="12.305cm" svg:y="21.551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61" draw:style-name="gr3">
              <draw:custom-shape draw:name="Forma1_188" draw:style-name="gr8" draw:text-style-name="P11" svg:width="0.752cm" svg:height="0.752cm" svg:x="13.056cm" svg:y="21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189" draw:style-name="gr9" draw:text-style-name="P11" svg:width="0.749cm" svg:height="0.752cm" svg:x="13.808cm" svg:y="21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190" draw:style-name="gr8" draw:text-style-name="P11" svg:width="0.752cm" svg:height="0.752cm" svg:x="14.556cm" svg:y="21.551cm">
                <text:p/>
                <draw:enhanced-geometry svg:viewBox="0 0 21600 21600" draw:type="rectangle" draw:enhanced-path="M 0 0 L 21600 0 21600 21600 0 21600 0 0 Z N"/>
              </draw:custom-shape>
              <draw:custom-shape draw:name="Forma1_191" draw:style-name="gr7" draw:text-style-name="P11" svg:width="0.75cm" svg:height="0.752cm" svg:x="15.307cm" svg:y="21.551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 draw:name="DrawObject1_62" draw:style-name="gr3">
          <draw:g draw:name="DrawObject1_63" draw:style-name="gr3">
            <draw:g draw:name="DrawObject1_64" draw:style-name="gr3">
              <draw:custom-shape draw:name="Forma1_192" draw:style-name="gr4" draw:text-style-name="P11" svg:width="0.75cm" svg:height="0.75cm" svg:x="4.057cm" svg:y="22.303cm">
                <text:p/>
                <draw:enhanced-geometry svg:viewBox="0 0 21600 21600" draw:type="rectangle" draw:enhanced-path="M 0 0 L 21600 0 21600 21600 0 21600 0 0 Z N"/>
              </draw:custom-shape>
              <draw:custom-shape draw:name="Forma1_193" draw:style-name="gr5" draw:text-style-name="P11" svg:width="0.752cm" svg:height="0.75cm" svg:x="4.807cm" svg:y="22.303cm">
                <text:p/>
                <draw:enhanced-geometry svg:viewBox="0 0 21600 21600" draw:type="rectangle" draw:enhanced-path="M 0 0 L 21600 0 21600 21600 0 21600 0 0 Z N"/>
              </draw:custom-shape>
              <draw:custom-shape draw:name="Forma1_194" draw:style-name="gr6" draw:text-style-name="P11" svg:width="0.749cm" svg:height="0.75cm" svg:x="5.558cm" svg:y="22.303cm">
                <text:p/>
                <draw:enhanced-geometry svg:viewBox="0 0 21600 21600" draw:type="rectangle" draw:enhanced-path="M 0 0 L 21600 0 21600 21600 0 21600 0 0 Z N"/>
              </draw:custom-shape>
              <draw:custom-shape draw:name="Forma1_195" draw:style-name="gr5" draw:text-style-name="P11" svg:width="0.752cm" svg:height="0.75cm" svg:x="6.306cm" svg:y="22.303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65" draw:style-name="gr3">
              <draw:custom-shape draw:name="Forma1_196" draw:style-name="gr5" draw:text-style-name="P11" svg:width="0.752cm" svg:height="0.75cm" svg:x="7.057cm" svg:y="22.303cm">
                <text:p/>
                <draw:enhanced-geometry svg:viewBox="0 0 21600 21600" draw:type="rectangle" draw:enhanced-path="M 0 0 L 21600 0 21600 21600 0 21600 0 0 Z N"/>
              </draw:custom-shape>
              <draw:custom-shape draw:name="Forma1_197" draw:style-name="gr4" draw:text-style-name="P11" svg:width="0.75cm" svg:height="0.75cm" svg:x="7.809cm" svg:y="22.303cm">
                <text:p/>
                <draw:enhanced-geometry svg:viewBox="0 0 21600 21600" draw:type="rectangle" draw:enhanced-path="M 0 0 L 21600 0 21600 21600 0 21600 0 0 Z N"/>
              </draw:custom-shape>
              <draw:custom-shape draw:name="Forma1_198" draw:style-name="gr6" draw:text-style-name="P11" svg:width="0.749cm" svg:height="0.75cm" svg:x="8.558cm" svg:y="22.303cm">
                <text:p/>
                <draw:enhanced-geometry svg:viewBox="0 0 21600 21600" draw:type="rectangle" draw:enhanced-path="M 0 0 L 21600 0 21600 21600 0 21600 0 0 Z N"/>
              </draw:custom-shape>
              <draw:custom-shape draw:name="Forma1_199" draw:style-name="gr5" draw:text-style-name="P11" svg:width="0.752cm" svg:height="0.75cm" svg:x="9.306cm" svg:y="22.303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66" draw:style-name="gr3">
              <draw:custom-shape draw:name="Forma1_200" draw:style-name="gr4" draw:text-style-name="P11" svg:width="0.75cm" svg:height="0.75cm" svg:x="10.058cm" svg:y="22.303cm">
                <text:p/>
                <draw:enhanced-geometry svg:viewBox="0 0 21600 21600" draw:type="rectangle" draw:enhanced-path="M 0 0 L 21600 0 21600 21600 0 21600 0 0 Z N"/>
              </draw:custom-shape>
              <draw:custom-shape draw:name="Forma1_201" draw:style-name="gr6" draw:text-style-name="P11" svg:width="0.749cm" svg:height="0.75cm" svg:x="10.807cm" svg:y="22.303cm">
                <text:p/>
                <draw:enhanced-geometry svg:viewBox="0 0 21600 21600" draw:type="rectangle" draw:enhanced-path="M 0 0 L 21600 0 21600 21600 0 21600 0 0 Z N"/>
              </draw:custom-shape>
              <draw:custom-shape draw:name="Forma1_202" draw:style-name="gr4" draw:text-style-name="P11" svg:width="0.75cm" svg:height="0.75cm" svg:x="11.555cm" svg:y="22.303cm">
                <text:p/>
                <draw:enhanced-geometry svg:viewBox="0 0 21600 21600" draw:type="rectangle" draw:enhanced-path="M 0 0 L 21600 0 21600 21600 0 21600 0 0 Z N"/>
              </draw:custom-shape>
              <draw:custom-shape draw:name="Forma1_203" draw:style-name="gr5" draw:text-style-name="P11" svg:width="0.752cm" svg:height="0.75cm" svg:x="12.305cm" svg:y="22.303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67" draw:style-name="gr3">
              <draw:custom-shape draw:name="Forma1_204" draw:style-name="gr5" draw:text-style-name="P11" svg:width="0.752cm" svg:height="0.75cm" svg:x="13.056cm" svg:y="22.303cm">
                <text:p/>
                <draw:enhanced-geometry svg:viewBox="0 0 21600 21600" draw:type="rectangle" draw:enhanced-path="M 0 0 L 21600 0 21600 21600 0 21600 0 0 Z N"/>
              </draw:custom-shape>
              <draw:custom-shape draw:name="Forma1_205" draw:style-name="gr6" draw:text-style-name="P11" svg:width="0.749cm" svg:height="0.75cm" svg:x="13.808cm" svg:y="22.303cm">
                <text:p/>
                <draw:enhanced-geometry svg:viewBox="0 0 21600 21600" draw:type="rectangle" draw:enhanced-path="M 0 0 L 21600 0 21600 21600 0 21600 0 0 Z N"/>
              </draw:custom-shape>
              <draw:custom-shape draw:name="Forma1_206" draw:style-name="gr5" draw:text-style-name="P11" svg:width="0.752cm" svg:height="0.75cm" svg:x="14.556cm" svg:y="22.303cm">
                <text:p/>
                <draw:enhanced-geometry svg:viewBox="0 0 21600 21600" draw:type="rectangle" draw:enhanced-path="M 0 0 L 21600 0 21600 21600 0 21600 0 0 Z N"/>
              </draw:custom-shape>
              <draw:custom-shape draw:name="Forma1_207" draw:style-name="gr4" draw:text-style-name="P11" svg:width="0.75cm" svg:height="0.75cm" svg:x="15.307cm" svg:y="22.30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 draw:name="DrawObject1_68" draw:style-name="gr3">
            <draw:g draw:name="DrawObject1_69" draw:style-name="gr3">
              <draw:custom-shape draw:name="Forma1_208" draw:style-name="gr10" draw:text-style-name="P11" svg:width="0.75cm" svg:height="0.749cm" svg:x="4.057cm" svg:y="23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209" draw:style-name="gr11" draw:text-style-name="P11" svg:width="0.752cm" svg:height="0.749cm" svg:x="4.807cm" svg:y="23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210" draw:style-name="gr12" draw:text-style-name="P11" svg:width="0.749cm" svg:height="0.749cm" svg:x="5.558cm" svg:y="23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211" draw:style-name="gr11" draw:text-style-name="P11" svg:width="0.752cm" svg:height="0.749cm" svg:x="6.306cm" svg:y="23.052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70" draw:style-name="gr3">
              <draw:custom-shape draw:name="Forma1_212" draw:style-name="gr11" draw:text-style-name="P11" svg:width="0.752cm" svg:height="0.749cm" svg:x="7.057cm" svg:y="23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213" draw:style-name="gr10" draw:text-style-name="P11" svg:width="0.75cm" svg:height="0.749cm" svg:x="7.809cm" svg:y="23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214" draw:style-name="gr12" draw:text-style-name="P11" svg:width="0.749cm" svg:height="0.749cm" svg:x="8.558cm" svg:y="23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215" draw:style-name="gr11" draw:text-style-name="P11" svg:width="0.752cm" svg:height="0.749cm" svg:x="9.306cm" svg:y="23.052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71" draw:style-name="gr3">
              <draw:custom-shape draw:name="Forma1_216" draw:style-name="gr10" draw:text-style-name="P11" svg:width="0.75cm" svg:height="0.749cm" svg:x="10.058cm" svg:y="23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217" draw:style-name="gr12" draw:text-style-name="P11" svg:width="0.749cm" svg:height="0.749cm" svg:x="10.807cm" svg:y="23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218" draw:style-name="gr10" draw:text-style-name="P11" svg:width="0.75cm" svg:height="0.749cm" svg:x="11.555cm" svg:y="23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219" draw:style-name="gr11" draw:text-style-name="P11" svg:width="0.752cm" svg:height="0.749cm" svg:x="12.305cm" svg:y="23.052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72" draw:style-name="gr3">
              <draw:custom-shape draw:name="Forma1_220" draw:style-name="gr11" draw:text-style-name="P11" svg:width="0.752cm" svg:height="0.749cm" svg:x="13.056cm" svg:y="23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221" draw:style-name="gr12" draw:text-style-name="P11" svg:width="0.749cm" svg:height="0.749cm" svg:x="13.808cm" svg:y="23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222" draw:style-name="gr11" draw:text-style-name="P11" svg:width="0.752cm" svg:height="0.749cm" svg:x="14.556cm" svg:y="23.052cm">
                <text:p/>
                <draw:enhanced-geometry svg:viewBox="0 0 21600 21600" draw:type="rectangle" draw:enhanced-path="M 0 0 L 21600 0 21600 21600 0 21600 0 0 Z N"/>
              </draw:custom-shape>
              <draw:custom-shape draw:name="Forma1_223" draw:style-name="gr10" draw:text-style-name="P11" svg:width="0.75cm" svg:height="0.749cm" svg:x="15.307cm" svg:y="23.052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 draw:name="DrawObject1_73" draw:style-name="gr3">
            <draw:g draw:name="DrawObject1_74" draw:style-name="gr3">
              <draw:custom-shape draw:name="Forma1_224" draw:style-name="gr4" draw:text-style-name="P11" svg:width="0.75cm" svg:height="0.75cm" svg:x="4.057cm" svg:y="23.8cm">
                <text:p/>
                <draw:enhanced-geometry svg:viewBox="0 0 21600 21600" draw:type="rectangle" draw:enhanced-path="M 0 0 L 21600 0 21600 21600 0 21600 0 0 Z N"/>
              </draw:custom-shape>
              <draw:custom-shape draw:name="Forma1_225" draw:style-name="gr5" draw:text-style-name="P11" svg:width="0.752cm" svg:height="0.75cm" svg:x="4.807cm" svg:y="23.8cm">
                <text:p/>
                <draw:enhanced-geometry svg:viewBox="0 0 21600 21600" draw:type="rectangle" draw:enhanced-path="M 0 0 L 21600 0 21600 21600 0 21600 0 0 Z N"/>
              </draw:custom-shape>
              <draw:custom-shape draw:name="Forma1_226" draw:style-name="gr6" draw:text-style-name="P11" svg:width="0.749cm" svg:height="0.75cm" svg:x="5.558cm" svg:y="23.8cm">
                <text:p/>
                <draw:enhanced-geometry svg:viewBox="0 0 21600 21600" draw:type="rectangle" draw:enhanced-path="M 0 0 L 21600 0 21600 21600 0 21600 0 0 Z N"/>
              </draw:custom-shape>
              <draw:custom-shape draw:name="Forma1_227" draw:style-name="gr5" draw:text-style-name="P11" svg:width="0.752cm" svg:height="0.75cm" svg:x="6.306cm" svg:y="23.8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75" draw:style-name="gr3">
              <draw:custom-shape draw:name="Forma1_228" draw:style-name="gr5" draw:text-style-name="P11" svg:width="0.752cm" svg:height="0.75cm" svg:x="7.057cm" svg:y="23.8cm">
                <text:p/>
                <draw:enhanced-geometry svg:viewBox="0 0 21600 21600" draw:type="rectangle" draw:enhanced-path="M 0 0 L 21600 0 21600 21600 0 21600 0 0 Z N"/>
              </draw:custom-shape>
              <draw:custom-shape draw:name="Forma1_229" draw:style-name="gr4" draw:text-style-name="P11" svg:width="0.75cm" svg:height="0.75cm" svg:x="7.809cm" svg:y="23.8cm">
                <text:p/>
                <draw:enhanced-geometry svg:viewBox="0 0 21600 21600" draw:type="rectangle" draw:enhanced-path="M 0 0 L 21600 0 21600 21600 0 21600 0 0 Z N"/>
              </draw:custom-shape>
              <draw:custom-shape draw:name="Forma1_230" draw:style-name="gr6" draw:text-style-name="P11" svg:width="0.749cm" svg:height="0.75cm" svg:x="8.558cm" svg:y="23.8cm">
                <text:p/>
                <draw:enhanced-geometry svg:viewBox="0 0 21600 21600" draw:type="rectangle" draw:enhanced-path="M 0 0 L 21600 0 21600 21600 0 21600 0 0 Z N"/>
              </draw:custom-shape>
              <draw:custom-shape draw:name="Forma1_231" draw:style-name="gr5" draw:text-style-name="P11" svg:width="0.752cm" svg:height="0.75cm" svg:x="9.306cm" svg:y="23.8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76" draw:style-name="gr3">
              <draw:custom-shape draw:name="Forma1_232" draw:style-name="gr4" draw:text-style-name="P11" svg:width="0.75cm" svg:height="0.75cm" svg:x="10.058cm" svg:y="23.8cm">
                <text:p/>
                <draw:enhanced-geometry svg:viewBox="0 0 21600 21600" draw:type="rectangle" draw:enhanced-path="M 0 0 L 21600 0 21600 21600 0 21600 0 0 Z N"/>
              </draw:custom-shape>
              <draw:custom-shape draw:name="Forma1_233" draw:style-name="gr6" draw:text-style-name="P11" svg:width="0.749cm" svg:height="0.75cm" svg:x="10.807cm" svg:y="23.8cm">
                <text:p/>
                <draw:enhanced-geometry svg:viewBox="0 0 21600 21600" draw:type="rectangle" draw:enhanced-path="M 0 0 L 21600 0 21600 21600 0 21600 0 0 Z N"/>
              </draw:custom-shape>
              <draw:custom-shape draw:name="Forma1_234" draw:style-name="gr4" draw:text-style-name="P11" svg:width="0.75cm" svg:height="0.75cm" svg:x="11.555cm" svg:y="23.8cm">
                <text:p/>
                <draw:enhanced-geometry svg:viewBox="0 0 21600 21600" draw:type="rectangle" draw:enhanced-path="M 0 0 L 21600 0 21600 21600 0 21600 0 0 Z N"/>
              </draw:custom-shape>
              <draw:custom-shape draw:name="Forma1_235" draw:style-name="gr5" draw:text-style-name="P11" svg:width="0.752cm" svg:height="0.75cm" svg:x="12.305cm" svg:y="23.8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77" draw:style-name="gr3">
              <draw:custom-shape draw:name="Forma1_236" draw:style-name="gr5" draw:text-style-name="P11" svg:width="0.752cm" svg:height="0.75cm" svg:x="13.056cm" svg:y="23.8cm">
                <text:p/>
                <draw:enhanced-geometry svg:viewBox="0 0 21600 21600" draw:type="rectangle" draw:enhanced-path="M 0 0 L 21600 0 21600 21600 0 21600 0 0 Z N"/>
              </draw:custom-shape>
              <draw:custom-shape draw:name="Forma1_237" draw:style-name="gr6" draw:text-style-name="P11" svg:width="0.749cm" svg:height="0.75cm" svg:x="13.808cm" svg:y="23.8cm">
                <text:p/>
                <draw:enhanced-geometry svg:viewBox="0 0 21600 21600" draw:type="rectangle" draw:enhanced-path="M 0 0 L 21600 0 21600 21600 0 21600 0 0 Z N"/>
              </draw:custom-shape>
              <draw:custom-shape draw:name="Forma1_238" draw:style-name="gr5" draw:text-style-name="P11" svg:width="0.752cm" svg:height="0.75cm" svg:x="14.556cm" svg:y="23.8cm">
                <text:p/>
                <draw:enhanced-geometry svg:viewBox="0 0 21600 21600" draw:type="rectangle" draw:enhanced-path="M 0 0 L 21600 0 21600 21600 0 21600 0 0 Z N"/>
              </draw:custom-shape>
              <draw:custom-shape draw:name="Forma1_239" draw:style-name="gr4" draw:text-style-name="P11" svg:width="0.75cm" svg:height="0.75cm" svg:x="15.307cm" svg:y="23.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 draw:name="DrawObject1_78" draw:style-name="gr3">
            <draw:g draw:name="DrawObject1_79" draw:style-name="gr3">
              <draw:custom-shape draw:name="Forma1_240" draw:style-name="gr7" draw:text-style-name="P11" svg:width="0.75cm" svg:height="0.752cm" svg:x="4.057cm" svg:y="24.55cm">
                <text:p/>
                <draw:enhanced-geometry svg:viewBox="0 0 21600 21600" draw:type="rectangle" draw:enhanced-path="M 0 0 L 21600 0 21600 21600 0 21600 0 0 Z N"/>
              </draw:custom-shape>
              <draw:custom-shape draw:name="Forma1_241" draw:style-name="gr8" draw:text-style-name="P11" svg:width="0.752cm" svg:height="0.752cm" svg:x="4.807cm" svg:y="24.55cm">
                <text:p/>
                <draw:enhanced-geometry svg:viewBox="0 0 21600 21600" draw:type="rectangle" draw:enhanced-path="M 0 0 L 21600 0 21600 21600 0 21600 0 0 Z N"/>
              </draw:custom-shape>
              <draw:custom-shape draw:name="Forma1_242" draw:style-name="gr9" draw:text-style-name="P11" svg:width="0.749cm" svg:height="0.752cm" svg:x="5.558cm" svg:y="24.55cm">
                <text:p/>
                <draw:enhanced-geometry svg:viewBox="0 0 21600 21600" draw:type="rectangle" draw:enhanced-path="M 0 0 L 21600 0 21600 21600 0 21600 0 0 Z N"/>
              </draw:custom-shape>
              <draw:custom-shape draw:name="Forma1_243" draw:style-name="gr8" draw:text-style-name="P11" svg:width="0.752cm" svg:height="0.752cm" svg:x="6.306cm" svg:y="24.55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80" draw:style-name="gr3">
              <draw:custom-shape draw:name="Forma1_244" draw:style-name="gr8" draw:text-style-name="P11" svg:width="0.752cm" svg:height="0.752cm" svg:x="7.057cm" svg:y="24.55cm">
                <text:p/>
                <draw:enhanced-geometry svg:viewBox="0 0 21600 21600" draw:type="rectangle" draw:enhanced-path="M 0 0 L 21600 0 21600 21600 0 21600 0 0 Z N"/>
              </draw:custom-shape>
              <draw:custom-shape draw:name="Forma1_245" draw:style-name="gr7" draw:text-style-name="P11" svg:width="0.75cm" svg:height="0.752cm" svg:x="7.809cm" svg:y="24.55cm">
                <text:p/>
                <draw:enhanced-geometry svg:viewBox="0 0 21600 21600" draw:type="rectangle" draw:enhanced-path="M 0 0 L 21600 0 21600 21600 0 21600 0 0 Z N"/>
              </draw:custom-shape>
              <draw:custom-shape draw:name="Forma1_246" draw:style-name="gr9" draw:text-style-name="P11" svg:width="0.749cm" svg:height="0.752cm" svg:x="8.558cm" svg:y="24.55cm">
                <text:p/>
                <draw:enhanced-geometry svg:viewBox="0 0 21600 21600" draw:type="rectangle" draw:enhanced-path="M 0 0 L 21600 0 21600 21600 0 21600 0 0 Z N"/>
              </draw:custom-shape>
              <draw:custom-shape draw:name="Forma1_247" draw:style-name="gr8" draw:text-style-name="P11" svg:width="0.752cm" svg:height="0.752cm" svg:x="9.306cm" svg:y="24.55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81" draw:style-name="gr3">
              <draw:custom-shape draw:name="Forma1_248" draw:style-name="gr7" draw:text-style-name="P11" svg:width="0.75cm" svg:height="0.752cm" svg:x="10.058cm" svg:y="24.55cm">
                <text:p/>
                <draw:enhanced-geometry svg:viewBox="0 0 21600 21600" draw:type="rectangle" draw:enhanced-path="M 0 0 L 21600 0 21600 21600 0 21600 0 0 Z N"/>
              </draw:custom-shape>
              <draw:custom-shape draw:name="Forma1_249" draw:style-name="gr9" draw:text-style-name="P11" svg:width="0.749cm" svg:height="0.752cm" svg:x="10.807cm" svg:y="24.55cm">
                <text:p/>
                <draw:enhanced-geometry svg:viewBox="0 0 21600 21600" draw:type="rectangle" draw:enhanced-path="M 0 0 L 21600 0 21600 21600 0 21600 0 0 Z N"/>
              </draw:custom-shape>
              <draw:custom-shape draw:name="Forma1_250" draw:style-name="gr7" draw:text-style-name="P11" svg:width="0.75cm" svg:height="0.752cm" svg:x="11.555cm" svg:y="24.55cm">
                <text:p/>
                <draw:enhanced-geometry svg:viewBox="0 0 21600 21600" draw:type="rectangle" draw:enhanced-path="M 0 0 L 21600 0 21600 21600 0 21600 0 0 Z N"/>
              </draw:custom-shape>
              <draw:custom-shape draw:name="Forma1_251" draw:style-name="gr8" draw:text-style-name="P11" svg:width="0.752cm" svg:height="0.752cm" svg:x="12.305cm" svg:y="24.55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82" draw:style-name="gr3">
              <draw:custom-shape draw:name="Forma1_252" draw:style-name="gr8" draw:text-style-name="P11" svg:width="0.752cm" svg:height="0.752cm" svg:x="13.056cm" svg:y="24.55cm">
                <text:p/>
                <draw:enhanced-geometry svg:viewBox="0 0 21600 21600" draw:type="rectangle" draw:enhanced-path="M 0 0 L 21600 0 21600 21600 0 21600 0 0 Z N"/>
              </draw:custom-shape>
              <draw:custom-shape draw:name="Forma1_253" draw:style-name="gr9" draw:text-style-name="P11" svg:width="0.749cm" svg:height="0.752cm" svg:x="13.808cm" svg:y="24.55cm">
                <text:p/>
                <draw:enhanced-geometry svg:viewBox="0 0 21600 21600" draw:type="rectangle" draw:enhanced-path="M 0 0 L 21600 0 21600 21600 0 21600 0 0 Z N"/>
              </draw:custom-shape>
              <draw:custom-shape draw:name="Forma1_254" draw:style-name="gr8" draw:text-style-name="P11" svg:width="0.752cm" svg:height="0.752cm" svg:x="14.556cm" svg:y="24.55cm">
                <text:p/>
                <draw:enhanced-geometry svg:viewBox="0 0 21600 21600" draw:type="rectangle" draw:enhanced-path="M 0 0 L 21600 0 21600 21600 0 21600 0 0 Z N"/>
              </draw:custom-shape>
              <draw:custom-shape draw:name="Forma1_255" draw:style-name="gr7" draw:text-style-name="P11" svg:width="0.75cm" svg:height="0.752cm" svg:x="15.307cm" svg:y="24.5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 draw:name="DrawObject1_83" draw:style-name="gr3">
          <draw:g draw:name="DrawObject1_84" draw:style-name="gr3">
            <draw:g draw:name="DrawObject1_85" draw:style-name="gr3">
              <draw:custom-shape draw:name="Forma1_256" draw:style-name="gr7" draw:text-style-name="P11" svg:width="0.75cm" svg:height="0.752cm" svg:x="4.057cm" svg:y="25.301cm">
                <text:p/>
                <draw:enhanced-geometry svg:viewBox="0 0 21600 21600" draw:type="rectangle" draw:enhanced-path="M 0 0 L 21600 0 21600 21600 0 21600 0 0 Z N"/>
              </draw:custom-shape>
              <draw:custom-shape draw:name="Forma1_257" draw:style-name="gr8" draw:text-style-name="P11" svg:width="0.752cm" svg:height="0.752cm" svg:x="4.807cm" svg:y="25.301cm">
                <text:p/>
                <draw:enhanced-geometry svg:viewBox="0 0 21600 21600" draw:type="rectangle" draw:enhanced-path="M 0 0 L 21600 0 21600 21600 0 21600 0 0 Z N"/>
              </draw:custom-shape>
              <draw:custom-shape draw:name="Forma1_258" draw:style-name="gr9" draw:text-style-name="P11" svg:width="0.749cm" svg:height="0.752cm" svg:x="5.558cm" svg:y="25.301cm">
                <text:p/>
                <draw:enhanced-geometry svg:viewBox="0 0 21600 21600" draw:type="rectangle" draw:enhanced-path="M 0 0 L 21600 0 21600 21600 0 21600 0 0 Z N"/>
              </draw:custom-shape>
              <draw:custom-shape draw:name="Forma1_259" draw:style-name="gr8" draw:text-style-name="P11" svg:width="0.752cm" svg:height="0.752cm" svg:x="6.306cm" svg:y="25.301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86" draw:style-name="gr3">
              <draw:custom-shape draw:name="Forma1_260" draw:style-name="gr8" draw:text-style-name="P11" svg:width="0.752cm" svg:height="0.752cm" svg:x="7.057cm" svg:y="25.301cm">
                <text:p/>
                <draw:enhanced-geometry svg:viewBox="0 0 21600 21600" draw:type="rectangle" draw:enhanced-path="M 0 0 L 21600 0 21600 21600 0 21600 0 0 Z N"/>
              </draw:custom-shape>
              <draw:custom-shape draw:name="Forma1_261" draw:style-name="gr7" draw:text-style-name="P11" svg:width="0.75cm" svg:height="0.752cm" svg:x="7.809cm" svg:y="25.301cm">
                <text:p/>
                <draw:enhanced-geometry svg:viewBox="0 0 21600 21600" draw:type="rectangle" draw:enhanced-path="M 0 0 L 21600 0 21600 21600 0 21600 0 0 Z N"/>
              </draw:custom-shape>
              <draw:custom-shape draw:name="Forma1_262" draw:style-name="gr9" draw:text-style-name="P11" svg:width="0.749cm" svg:height="0.752cm" svg:x="8.558cm" svg:y="25.301cm">
                <text:p/>
                <draw:enhanced-geometry svg:viewBox="0 0 21600 21600" draw:type="rectangle" draw:enhanced-path="M 0 0 L 21600 0 21600 21600 0 21600 0 0 Z N"/>
              </draw:custom-shape>
              <draw:custom-shape draw:name="Forma1_263" draw:style-name="gr8" draw:text-style-name="P11" svg:width="0.752cm" svg:height="0.752cm" svg:x="9.306cm" svg:y="25.301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87" draw:style-name="gr3">
              <draw:custom-shape draw:name="Forma1_264" draw:style-name="gr7" draw:text-style-name="P11" svg:width="0.75cm" svg:height="0.752cm" svg:x="10.058cm" svg:y="25.301cm">
                <text:p/>
                <draw:enhanced-geometry svg:viewBox="0 0 21600 21600" draw:type="rectangle" draw:enhanced-path="M 0 0 L 21600 0 21600 21600 0 21600 0 0 Z N"/>
              </draw:custom-shape>
              <draw:custom-shape draw:name="Forma1_265" draw:style-name="gr9" draw:text-style-name="P11" svg:width="0.749cm" svg:height="0.752cm" svg:x="10.807cm" svg:y="25.301cm">
                <text:p/>
                <draw:enhanced-geometry svg:viewBox="0 0 21600 21600" draw:type="rectangle" draw:enhanced-path="M 0 0 L 21600 0 21600 21600 0 21600 0 0 Z N"/>
              </draw:custom-shape>
              <draw:custom-shape draw:name="Forma1_266" draw:style-name="gr7" draw:text-style-name="P11" svg:width="0.75cm" svg:height="0.752cm" svg:x="11.555cm" svg:y="25.301cm">
                <text:p/>
                <draw:enhanced-geometry svg:viewBox="0 0 21600 21600" draw:type="rectangle" draw:enhanced-path="M 0 0 L 21600 0 21600 21600 0 21600 0 0 Z N"/>
              </draw:custom-shape>
              <draw:custom-shape draw:name="Forma1_267" draw:style-name="gr8" draw:text-style-name="P11" svg:width="0.752cm" svg:height="0.752cm" svg:x="12.305cm" svg:y="25.301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88" draw:style-name="gr3">
              <draw:custom-shape draw:name="Forma1_268" draw:style-name="gr8" draw:text-style-name="P11" svg:width="0.752cm" svg:height="0.752cm" svg:x="13.056cm" svg:y="25.301cm">
                <text:p/>
                <draw:enhanced-geometry svg:viewBox="0 0 21600 21600" draw:type="rectangle" draw:enhanced-path="M 0 0 L 21600 0 21600 21600 0 21600 0 0 Z N"/>
              </draw:custom-shape>
              <draw:custom-shape draw:name="Forma1_269" draw:style-name="gr9" draw:text-style-name="P11" svg:width="0.749cm" svg:height="0.752cm" svg:x="13.808cm" svg:y="25.301cm">
                <text:p/>
                <draw:enhanced-geometry svg:viewBox="0 0 21600 21600" draw:type="rectangle" draw:enhanced-path="M 0 0 L 21600 0 21600 21600 0 21600 0 0 Z N"/>
              </draw:custom-shape>
              <draw:custom-shape draw:name="Forma1_270" draw:style-name="gr8" draw:text-style-name="P11" svg:width="0.752cm" svg:height="0.752cm" svg:x="14.556cm" svg:y="25.301cm">
                <text:p/>
                <draw:enhanced-geometry svg:viewBox="0 0 21600 21600" draw:type="rectangle" draw:enhanced-path="M 0 0 L 21600 0 21600 21600 0 21600 0 0 Z N"/>
              </draw:custom-shape>
              <draw:custom-shape draw:name="Forma1_271" draw:style-name="gr7" draw:text-style-name="P11" svg:width="0.75cm" svg:height="0.752cm" svg:x="15.307cm" svg:y="25.301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 draw:name="DrawObject1_89" draw:style-name="gr3">
            <draw:g draw:name="DrawObject1_90" draw:style-name="gr3">
              <draw:custom-shape draw:name="Forma1_272" draw:style-name="gr10" draw:text-style-name="P11" svg:width="0.75cm" svg:height="0.749cm" svg:x="4.057cm" svg:y="26.053cm">
                <text:p/>
                <draw:enhanced-geometry svg:viewBox="0 0 21600 21600" draw:type="rectangle" draw:enhanced-path="M 0 0 L 21600 0 21600 21600 0 21600 0 0 Z N"/>
              </draw:custom-shape>
              <draw:custom-shape draw:name="Forma1_273" draw:style-name="gr11" draw:text-style-name="P11" svg:width="0.752cm" svg:height="0.749cm" svg:x="4.807cm" svg:y="26.053cm">
                <text:p/>
                <draw:enhanced-geometry svg:viewBox="0 0 21600 21600" draw:type="rectangle" draw:enhanced-path="M 0 0 L 21600 0 21600 21600 0 21600 0 0 Z N"/>
              </draw:custom-shape>
              <draw:custom-shape draw:name="Forma1_274" draw:style-name="gr12" draw:text-style-name="P11" svg:width="0.749cm" svg:height="0.749cm" svg:x="5.558cm" svg:y="26.053cm">
                <text:p/>
                <draw:enhanced-geometry svg:viewBox="0 0 21600 21600" draw:type="rectangle" draw:enhanced-path="M 0 0 L 21600 0 21600 21600 0 21600 0 0 Z N"/>
              </draw:custom-shape>
              <draw:custom-shape draw:name="Forma1_275" draw:style-name="gr11" draw:text-style-name="P11" svg:width="0.752cm" svg:height="0.749cm" svg:x="6.306cm" svg:y="26.053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91" draw:style-name="gr3">
              <draw:custom-shape draw:name="Forma1_276" draw:style-name="gr11" draw:text-style-name="P11" svg:width="0.752cm" svg:height="0.749cm" svg:x="7.057cm" svg:y="26.053cm">
                <text:p/>
                <draw:enhanced-geometry svg:viewBox="0 0 21600 21600" draw:type="rectangle" draw:enhanced-path="M 0 0 L 21600 0 21600 21600 0 21600 0 0 Z N"/>
              </draw:custom-shape>
              <draw:custom-shape draw:name="Forma1_277" draw:style-name="gr10" draw:text-style-name="P11" svg:width="0.75cm" svg:height="0.749cm" svg:x="7.809cm" svg:y="26.053cm">
                <text:p/>
                <draw:enhanced-geometry svg:viewBox="0 0 21600 21600" draw:type="rectangle" draw:enhanced-path="M 0 0 L 21600 0 21600 21600 0 21600 0 0 Z N"/>
              </draw:custom-shape>
              <draw:custom-shape draw:name="Forma1_278" draw:style-name="gr12" draw:text-style-name="P11" svg:width="0.749cm" svg:height="0.749cm" svg:x="8.558cm" svg:y="26.053cm">
                <text:p/>
                <draw:enhanced-geometry svg:viewBox="0 0 21600 21600" draw:type="rectangle" draw:enhanced-path="M 0 0 L 21600 0 21600 21600 0 21600 0 0 Z N"/>
              </draw:custom-shape>
              <draw:custom-shape draw:name="Forma1_279" draw:style-name="gr11" draw:text-style-name="P11" svg:width="0.752cm" svg:height="0.749cm" svg:x="9.306cm" svg:y="26.053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92" draw:style-name="gr3">
              <draw:custom-shape draw:name="Forma1_280" draw:style-name="gr10" draw:text-style-name="P11" svg:width="0.75cm" svg:height="0.749cm" svg:x="10.058cm" svg:y="26.053cm">
                <text:p/>
                <draw:enhanced-geometry svg:viewBox="0 0 21600 21600" draw:type="rectangle" draw:enhanced-path="M 0 0 L 21600 0 21600 21600 0 21600 0 0 Z N"/>
              </draw:custom-shape>
              <draw:custom-shape draw:name="Forma1_281" draw:style-name="gr12" draw:text-style-name="P11" svg:width="0.749cm" svg:height="0.749cm" svg:x="10.807cm" svg:y="26.053cm">
                <text:p/>
                <draw:enhanced-geometry svg:viewBox="0 0 21600 21600" draw:type="rectangle" draw:enhanced-path="M 0 0 L 21600 0 21600 21600 0 21600 0 0 Z N"/>
              </draw:custom-shape>
              <draw:custom-shape draw:name="Forma1_282" draw:style-name="gr10" draw:text-style-name="P11" svg:width="0.75cm" svg:height="0.749cm" svg:x="11.555cm" svg:y="26.053cm">
                <text:p/>
                <draw:enhanced-geometry svg:viewBox="0 0 21600 21600" draw:type="rectangle" draw:enhanced-path="M 0 0 L 21600 0 21600 21600 0 21600 0 0 Z N"/>
              </draw:custom-shape>
              <draw:custom-shape draw:name="Forma1_283" draw:style-name="gr11" draw:text-style-name="P11" svg:width="0.752cm" svg:height="0.749cm" svg:x="12.305cm" svg:y="26.053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93" draw:style-name="gr3">
              <draw:custom-shape draw:name="Forma1_284" draw:style-name="gr11" draw:text-style-name="P11" svg:width="0.752cm" svg:height="0.749cm" svg:x="13.056cm" svg:y="26.053cm">
                <text:p/>
                <draw:enhanced-geometry svg:viewBox="0 0 21600 21600" draw:type="rectangle" draw:enhanced-path="M 0 0 L 21600 0 21600 21600 0 21600 0 0 Z N"/>
              </draw:custom-shape>
              <draw:custom-shape draw:name="Forma1_285" draw:style-name="gr12" draw:text-style-name="P11" svg:width="0.749cm" svg:height="0.749cm" svg:x="13.808cm" svg:y="26.053cm">
                <text:p/>
                <draw:enhanced-geometry svg:viewBox="0 0 21600 21600" draw:type="rectangle" draw:enhanced-path="M 0 0 L 21600 0 21600 21600 0 21600 0 0 Z N"/>
              </draw:custom-shape>
              <draw:custom-shape draw:name="Forma1_286" draw:style-name="gr11" draw:text-style-name="P11" svg:width="0.752cm" svg:height="0.749cm" svg:x="14.556cm" svg:y="26.053cm">
                <text:p/>
                <draw:enhanced-geometry svg:viewBox="0 0 21600 21600" draw:type="rectangle" draw:enhanced-path="M 0 0 L 21600 0 21600 21600 0 21600 0 0 Z N"/>
              </draw:custom-shape>
              <draw:custom-shape draw:name="Forma1_287" draw:style-name="gr10" draw:text-style-name="P11" svg:width="0.75cm" svg:height="0.749cm" svg:x="15.307cm" svg:y="26.05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 draw:name="DrawObject1_94" draw:style-name="gr3">
            <draw:g draw:name="DrawObject1_95" draw:style-name="gr3">
              <draw:custom-shape draw:name="Forma1_288" draw:style-name="gr7" draw:text-style-name="P11" svg:width="0.75cm" svg:height="0.752cm" svg:x="4.057cm" svg:y="26.801cm">
                <text:p/>
                <draw:enhanced-geometry svg:viewBox="0 0 21600 21600" draw:type="rectangle" draw:enhanced-path="M 0 0 L 21600 0 21600 21600 0 21600 0 0 Z N"/>
              </draw:custom-shape>
              <draw:custom-shape draw:name="Forma1_289" draw:style-name="gr8" draw:text-style-name="P11" svg:width="0.752cm" svg:height="0.752cm" svg:x="4.807cm" svg:y="26.801cm">
                <text:p/>
                <draw:enhanced-geometry svg:viewBox="0 0 21600 21600" draw:type="rectangle" draw:enhanced-path="M 0 0 L 21600 0 21600 21600 0 21600 0 0 Z N"/>
              </draw:custom-shape>
              <draw:custom-shape draw:name="Forma1_290" draw:style-name="gr9" draw:text-style-name="P11" svg:width="0.749cm" svg:height="0.752cm" svg:x="5.558cm" svg:y="26.801cm">
                <text:p/>
                <draw:enhanced-geometry svg:viewBox="0 0 21600 21600" draw:type="rectangle" draw:enhanced-path="M 0 0 L 21600 0 21600 21600 0 21600 0 0 Z N"/>
              </draw:custom-shape>
              <draw:custom-shape draw:name="Forma1_291" draw:style-name="gr8" draw:text-style-name="P11" svg:width="0.752cm" svg:height="0.752cm" svg:x="6.306cm" svg:y="26.801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96" draw:style-name="gr3">
              <draw:custom-shape draw:name="Forma1_292" draw:style-name="gr8" draw:text-style-name="P11" svg:width="0.752cm" svg:height="0.752cm" svg:x="7.057cm" svg:y="26.801cm">
                <text:p/>
                <draw:enhanced-geometry svg:viewBox="0 0 21600 21600" draw:type="rectangle" draw:enhanced-path="M 0 0 L 21600 0 21600 21600 0 21600 0 0 Z N"/>
              </draw:custom-shape>
              <draw:custom-shape draw:name="Forma1_293" draw:style-name="gr7" draw:text-style-name="P11" svg:width="0.75cm" svg:height="0.752cm" svg:x="7.809cm" svg:y="26.801cm">
                <text:p/>
                <draw:enhanced-geometry svg:viewBox="0 0 21600 21600" draw:type="rectangle" draw:enhanced-path="M 0 0 L 21600 0 21600 21600 0 21600 0 0 Z N"/>
              </draw:custom-shape>
              <draw:custom-shape draw:name="Forma1_294" draw:style-name="gr9" draw:text-style-name="P11" svg:width="0.749cm" svg:height="0.752cm" svg:x="8.558cm" svg:y="26.801cm">
                <text:p/>
                <draw:enhanced-geometry svg:viewBox="0 0 21600 21600" draw:type="rectangle" draw:enhanced-path="M 0 0 L 21600 0 21600 21600 0 21600 0 0 Z N"/>
              </draw:custom-shape>
              <draw:custom-shape draw:name="Forma1_295" draw:style-name="gr8" draw:text-style-name="P11" svg:width="0.752cm" svg:height="0.752cm" svg:x="9.306cm" svg:y="26.801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97" draw:style-name="gr3">
              <draw:custom-shape draw:name="Forma1_296" draw:style-name="gr7" draw:text-style-name="P11" svg:width="0.75cm" svg:height="0.752cm" svg:x="10.058cm" svg:y="26.801cm">
                <text:p/>
                <draw:enhanced-geometry svg:viewBox="0 0 21600 21600" draw:type="rectangle" draw:enhanced-path="M 0 0 L 21600 0 21600 21600 0 21600 0 0 Z N"/>
              </draw:custom-shape>
              <draw:custom-shape draw:name="Forma1_297" draw:style-name="gr9" draw:text-style-name="P11" svg:width="0.749cm" svg:height="0.752cm" svg:x="10.807cm" svg:y="26.801cm">
                <text:p/>
                <draw:enhanced-geometry svg:viewBox="0 0 21600 21600" draw:type="rectangle" draw:enhanced-path="M 0 0 L 21600 0 21600 21600 0 21600 0 0 Z N"/>
              </draw:custom-shape>
              <draw:custom-shape draw:name="Forma1_298" draw:style-name="gr7" draw:text-style-name="P11" svg:width="0.75cm" svg:height="0.752cm" svg:x="11.555cm" svg:y="26.801cm">
                <text:p/>
                <draw:enhanced-geometry svg:viewBox="0 0 21600 21600" draw:type="rectangle" draw:enhanced-path="M 0 0 L 21600 0 21600 21600 0 21600 0 0 Z N"/>
              </draw:custom-shape>
              <draw:custom-shape draw:name="Forma1_299" draw:style-name="gr8" draw:text-style-name="P11" svg:width="0.752cm" svg:height="0.752cm" svg:x="12.305cm" svg:y="26.801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98" draw:style-name="gr3">
              <draw:custom-shape draw:name="Forma1_300" draw:style-name="gr8" draw:text-style-name="P11" svg:width="0.752cm" svg:height="0.752cm" svg:x="13.056cm" svg:y="26.801cm">
                <text:p/>
                <draw:enhanced-geometry svg:viewBox="0 0 21600 21600" draw:type="rectangle" draw:enhanced-path="M 0 0 L 21600 0 21600 21600 0 21600 0 0 Z N"/>
              </draw:custom-shape>
              <draw:custom-shape draw:name="Forma1_301" draw:style-name="gr9" draw:text-style-name="P11" svg:width="0.749cm" svg:height="0.752cm" svg:x="13.808cm" svg:y="26.801cm">
                <text:p/>
                <draw:enhanced-geometry svg:viewBox="0 0 21600 21600" draw:type="rectangle" draw:enhanced-path="M 0 0 L 21600 0 21600 21600 0 21600 0 0 Z N"/>
              </draw:custom-shape>
              <draw:custom-shape draw:name="Forma1_302" draw:style-name="gr8" draw:text-style-name="P11" svg:width="0.752cm" svg:height="0.752cm" svg:x="14.556cm" svg:y="26.801cm">
                <text:p/>
                <draw:enhanced-geometry svg:viewBox="0 0 21600 21600" draw:type="rectangle" draw:enhanced-path="M 0 0 L 21600 0 21600 21600 0 21600 0 0 Z N"/>
              </draw:custom-shape>
              <draw:custom-shape draw:name="Forma1_303" draw:style-name="gr7" draw:text-style-name="P11" svg:width="0.75cm" svg:height="0.752cm" svg:x="15.307cm" svg:y="26.801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 draw:name="DrawObject1_99" draw:style-name="gr3">
            <draw:g draw:name="DrawObject1_100" draw:style-name="gr3">
              <draw:custom-shape draw:name="Forma1_304" draw:style-name="gr4" draw:text-style-name="P11" svg:width="0.75cm" svg:height="0.75cm" svg:x="4.057cm" svg:y="27.552cm">
                <text:p/>
                <draw:enhanced-geometry svg:viewBox="0 0 21600 21600" draw:type="rectangle" draw:enhanced-path="M 0 0 L 21600 0 21600 21600 0 21600 0 0 Z N"/>
              </draw:custom-shape>
              <draw:custom-shape draw:name="Forma1_305" draw:style-name="gr5" draw:text-style-name="P11" svg:width="0.752cm" svg:height="0.75cm" svg:x="4.807cm" svg:y="27.552cm">
                <text:p/>
                <draw:enhanced-geometry svg:viewBox="0 0 21600 21600" draw:type="rectangle" draw:enhanced-path="M 0 0 L 21600 0 21600 21600 0 21600 0 0 Z N"/>
              </draw:custom-shape>
              <draw:custom-shape draw:name="Forma1_306" draw:style-name="gr6" draw:text-style-name="P11" svg:width="0.749cm" svg:height="0.75cm" svg:x="5.558cm" svg:y="27.552cm">
                <text:p/>
                <draw:enhanced-geometry svg:viewBox="0 0 21600 21600" draw:type="rectangle" draw:enhanced-path="M 0 0 L 21600 0 21600 21600 0 21600 0 0 Z N"/>
              </draw:custom-shape>
              <draw:custom-shape draw:name="Forma1_307" draw:style-name="gr5" draw:text-style-name="P11" svg:width="0.752cm" svg:height="0.75cm" svg:x="6.306cm" svg:y="27.552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166" draw:style-name="gr3">
              <draw:custom-shape draw:name="Forma1_308" draw:style-name="gr5" draw:text-style-name="P11" svg:width="0.752cm" svg:height="0.75cm" svg:x="7.057cm" svg:y="27.552cm">
                <text:p/>
                <draw:enhanced-geometry svg:viewBox="0 0 21600 21600" draw:type="rectangle" draw:enhanced-path="M 0 0 L 21600 0 21600 21600 0 21600 0 0 Z N"/>
              </draw:custom-shape>
              <draw:custom-shape draw:name="Forma1_309" draw:style-name="gr4" draw:text-style-name="P11" svg:width="0.75cm" svg:height="0.75cm" svg:x="7.809cm" svg:y="27.552cm">
                <text:p/>
                <draw:enhanced-geometry svg:viewBox="0 0 21600 21600" draw:type="rectangle" draw:enhanced-path="M 0 0 L 21600 0 21600 21600 0 21600 0 0 Z N"/>
              </draw:custom-shape>
              <draw:custom-shape draw:name="Forma1_310" draw:style-name="gr6" draw:text-style-name="P11" svg:width="0.749cm" svg:height="0.75cm" svg:x="8.558cm" svg:y="27.552cm">
                <text:p/>
                <draw:enhanced-geometry svg:viewBox="0 0 21600 21600" draw:type="rectangle" draw:enhanced-path="M 0 0 L 21600 0 21600 21600 0 21600 0 0 Z N"/>
              </draw:custom-shape>
              <draw:custom-shape draw:name="Forma1_311" draw:style-name="gr5" draw:text-style-name="P11" svg:width="0.752cm" svg:height="0.75cm" svg:x="9.306cm" svg:y="27.552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167" draw:style-name="gr3">
              <draw:custom-shape draw:name="Forma1_312" draw:style-name="gr4" draw:text-style-name="P11" svg:width="0.75cm" svg:height="0.75cm" svg:x="10.058cm" svg:y="27.552cm">
                <text:p/>
                <draw:enhanced-geometry svg:viewBox="0 0 21600 21600" draw:type="rectangle" draw:enhanced-path="M 0 0 L 21600 0 21600 21600 0 21600 0 0 Z N"/>
              </draw:custom-shape>
              <draw:custom-shape draw:name="Forma1_313" draw:style-name="gr6" draw:text-style-name="P11" svg:width="0.749cm" svg:height="0.75cm" svg:x="10.807cm" svg:y="27.552cm">
                <text:p/>
                <draw:enhanced-geometry svg:viewBox="0 0 21600 21600" draw:type="rectangle" draw:enhanced-path="M 0 0 L 21600 0 21600 21600 0 21600 0 0 Z N"/>
              </draw:custom-shape>
              <draw:custom-shape draw:name="Forma1_314" draw:style-name="gr4" draw:text-style-name="P11" svg:width="0.75cm" svg:height="0.75cm" svg:x="11.555cm" svg:y="27.552cm">
                <text:p/>
                <draw:enhanced-geometry svg:viewBox="0 0 21600 21600" draw:type="rectangle" draw:enhanced-path="M 0 0 L 21600 0 21600 21600 0 21600 0 0 Z N"/>
              </draw:custom-shape>
              <draw:custom-shape draw:name="Forma1_315" draw:style-name="gr5" draw:text-style-name="P11" svg:width="0.752cm" svg:height="0.75cm" svg:x="12.305cm" svg:y="27.552cm">
                <text:p/>
                <draw:enhanced-geometry svg:viewBox="0 0 21600 21600" draw:type="rectangle" draw:enhanced-path="M 0 0 L 21600 0 21600 21600 0 21600 0 0 Z N"/>
              </draw:custom-shape>
            </draw:g>
            <draw:g draw:name="DrawObject1_168" draw:style-name="gr3">
              <draw:custom-shape draw:name="Forma1_316" draw:style-name="gr5" draw:text-style-name="P11" svg:width="0.752cm" svg:height="0.75cm" svg:x="13.056cm" svg:y="27.552cm">
                <text:p/>
                <draw:enhanced-geometry svg:viewBox="0 0 21600 21600" draw:type="rectangle" draw:enhanced-path="M 0 0 L 21600 0 21600 21600 0 21600 0 0 Z N"/>
              </draw:custom-shape>
              <draw:custom-shape draw:name="Forma1_317" draw:style-name="gr6" draw:text-style-name="P11" svg:width="0.749cm" svg:height="0.75cm" svg:x="13.808cm" svg:y="27.552cm">
                <text:p/>
                <draw:enhanced-geometry svg:viewBox="0 0 21600 21600" draw:type="rectangle" draw:enhanced-path="M 0 0 L 21600 0 21600 21600 0 21600 0 0 Z N"/>
              </draw:custom-shape>
              <draw:custom-shape draw:name="Forma1_318" draw:style-name="gr5" draw:text-style-name="P11" svg:width="0.752cm" svg:height="0.75cm" svg:x="14.556cm" svg:y="27.552cm">
                <text:p/>
                <draw:enhanced-geometry svg:viewBox="0 0 21600 21600" draw:type="rectangle" draw:enhanced-path="M 0 0 L 21600 0 21600 21600 0 21600 0 0 Z N"/>
              </draw:custom-shape>
              <draw:custom-shape draw:name="Forma1_511" draw:style-name="gr4" draw:text-style-name="P11" svg:width="0.75cm" svg:height="0.75cm" svg:x="15.307cm" svg:y="27.552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</draw:g>
      <text:p text:style-name="P7"><text:tab/><text:span text:style-name="T3">SOPA DE LETRAS</text:span></text:p>
      <text:p text:style-name="P6">ALUMNO: ________________________________________________ CURSO: ________ FECHA:___________</text:p>
      <text:p text:style-name="P4">Escribe las definiciones de 10 conceptos explicados durante el tema:</text:p>
      <text:p text:style-name="P8">1.</text:p>
      <text:p text:style-name="P8">2.</text:p>
      <text:p text:style-name="P8">3.</text:p>
      <text:p text:style-name="P8">4.</text:p>
      <text:p text:style-name="P8">5.</text:p>
      <text:p text:style-name="P8">6.</text:p>
      <text:p text:style-name="P8">7.</text:p>
      <text:p text:style-name="P8">8.</text:p>
      <text:p text:style-name="P8">9.</text:p>
      <text:p text:style-name="P8">10.</text:p>
      <text:p text:style-name="P5"><text:span text:style-name="T1">E</text:span>scribe en la cuadrícula las <text:span text:style-name="T2">10 </text:span>palabras <text:span text:style-name="T1">en mayúsculas,</text:span> en vertical, horizontal y diagonal <text:span text:style-name="T1">y completa la tabla con otras letras</text:span>:</text:p>
      <text:p text:style-name="P1"/>
      <text:p text:style-name="P1"/>
      <text:p text:style-name="P2"/>
      <text:p text:style-name="P3"><draw:custom-shape text:anchor-type="paragraph" draw:z-index="1" draw:name="Forma2_0" draw:style-name="gr1" draw:text-style-name="P10" svg:width="5.742cm" svg:height="0.689cm" draw:transform="rotate (1.58353723033446) translate (17.5630416666667cm 8.85648611111111cm)"><text:p text:style-name="P9"><text:span text:style-name="T4">CC BY-SA 4.0 <text:s text:c="2"/>www.picuino.com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1" svg:font-family="'Liberation Serif'" style:font-pitch="variable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6-17T19:34:11.231000000</dc:date>
    <meta:editing-duration>PT25M14S</meta:editing-duration>
    <meta:editing-cycles>12</meta:editing-cycles>
    <dc:description>CC BY-SA 4.0
www.picuino.com</dc:description>
    <dc:title>Sopa de letras 16x16</dc:title>
    <meta:document-statistic meta:table-count="0" meta:image-count="0" meta:object-count="0" meta:page-count="1" meta:paragraph-count="14" meta:word-count="49" meta:character-count="322" meta:non-whitespace-character-count="286"/>
  </office:meta>
</office:document-meta>
</file>